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livina idiomórf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órficas en secciones longitudinales (los cristales más grandes), alotriomórficas en la matriz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minerales opacos y corrosión de los bordes del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4" table:style-name="ce6">
            <text:p>4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atriz 25%</text:p>
          </table:table-cell>
          <table:table-cell office:value-type="string" table:style-name="ce5">
            <text:p>Plagioclasa 25%</text:p>
          </table:table-cell>
          <table:table-cell office:value-type="string" table:style-name="ce8">
            <text:p>Piroxenos 5%</text:p>
          </table:table-cell>
          <table:table-cell office:value-type="string" table:style-name="ce8">
            <text:p>Opacos 5%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8"/>
          <table:table-cell table:style-name="ce5"/>
          <table:table-cell table:number-columns-repeated="6" table:style-name="ce8"/>
          <table:table-cell table:number-columns-repeated="16376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Oliv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 en rocas volcánicas, con hábito entre equidimensional y tabular, con secciones cuadradas y prismáticas acabadas en triángulo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rmalmente indistinguible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n</text:p>
          </table:table-cell>
          <table:table-cell office:value-type="string" table:style-name="ce5">
            <text:p>A serpentina, clorita o iddingsita (mezcla de óxidos e hidróxidos de hierro), que progresan por bordes de grano y fractur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el inicio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(solo observable en secciones longitudinales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Raramente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 dependiendo de la composición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0:54:52Z</dc:date>
    <meta:editing-cycles>9</meta:editing-cycles>
    <meta:editing-duration>PT4012S</meta:editing-duration>
  </office:meta>
</office:document-meta>
</file>